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4</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GetUP</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Hans Santos</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March 13,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525424591"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00149901106140"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200151370777100"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200151215481404"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9"/>
            <text:p text:style-name="P7"><text:span text:style-name="T3">Our group should start finding solutions to work remotely due to the circumstances brought by the recent pandemic.</text:span></text:p>
          </table:table-cell>
          <table:table-cell table:style-name="Table3.A1" office:value-type="string">
            <text:p text:style-name="P7"><text:span text:style-name="T7">What do we need to CONTINUE doing?</text:span></text:p>
            <text:p text:style-name="P7"><text:span text:style-name="T3">Our group should continue starting our code early to avoid work piling up at the end of the sprint. </text:span></text:p>
          </table:table-cell>
          <table:table-cell table:style-name="Table3.C1" office:value-type="string">
            <text:p text:style-name="P7"><text:span text:style-name="T7">What do we need to STOP doing?</text:span></text:p>
            <text:p text:style-name="P8"/>
            <text:p text:style-name="P7"><text:span text:style-name="T3">Our group should stop holding off the Sprint documents until the last few days of the Sprint.</text:span></text:p>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67" meta:character-count="2174" meta:non-whitespace-character-count="1831"/>
    <meta:generator>LibreOfficeDev/6.0.5.2$Linux_X86_64 LibreOffice_project/</meta:generator>
  </office:meta>
</office:document-meta>
</file>